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weight="bold" style:font-weight-asian="bold"/>
    </style:style>
    <style:style style:name="P8" style:family="paragraph" style:parent-style-name="Title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text-underline-style="none" style:font-style-asian="italic"/>
    </style:style>
    <style:style style:name="T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98brirtbgi5"/>Tell us about your open life science project!</text:p>
      <text:p text:style-name="Standard"/>
      <text:p text:style-name="Standard"><text:span text:style-name="T1">Your project doesn’t have to be technical — it can be a curriculum (open educational resource), an open data project or report, an open source software project, open publication, community/team culture movements, or anything else that:</text:span></text:p>
      <text:p text:style-name="P1"/>
      <text:list xml:id="list3208845765" text:style-name="WWNum2">
        <text:list-item>
          <text:p text:style-name="P3"><text:span text:style-name="T1">supports openness in life science. </text:span></text:p>
        </text:list-item>
        <text:list-item>
          <text:p text:style-name="P3"><text:span text:style-name="T1">has something to work on (a feature, module, or minimum viable product) during the program</text:span></text:p>
        </text:list-item>
        <text:list-item>
          <text:p text:style-name="P3"><text:span text:style-name="T1">allows and welcomes contributions by others</text:span></text:p>
        </text:list-item>
      </text:list>
      <text:p text:style-name="P1"/>
      <text:p text:style-name="Standard"><text:span text:style-name="T1">Whether your project is just an idea at this stage or something that’s been running for years, all applications are welcome. </text:span></text:p>
      <text:p text:style-name="Heading_20_1"><text:bookmark text:name="_8evenuwvgnyb"/>Primary Contact</text:p>
      <text:p text:style-name="Standard"><text:span text:style-name="T3">First name</text:span>: &lt;Your answer&gt;</text:p>
      <text:p text:style-name="P2"/>
      <text:p text:style-name="Standard"><text:span text:style-name="T3">Last name</text:span>: &lt;Your answer&gt;</text:p>
      <text:p text:style-name="P2"/>
      <text:p text:style-name="Standard"><text:span text:style-name="T3">Affiliation</text:span>: &lt;Your answer&gt;</text:p>
      <text:p text:style-name="Standard"><text:span text:style-name="T3"><text:s/></text:span></text:p>
      <text:p text:style-name="Standard"><text:span text:style-name="T3">Email</text:span>: &lt;Your answer&gt;</text:p>
      <text:p text:style-name="P2"/>
      <text:p text:style-name="Standard"><text:span text:style-name="T3">Country</text:span>: &lt;Your answer&gt;</text:p>
      <text:p text:style-name="P2"/>
      <text:p text:style-name="Standard"><text:span text:style-name="T3">Preferred pronouns</text:span>: &lt;Your answer&gt;</text:p>
      <text:p text:style-name="P2"/>
      <text:p text:style-name="Standard"><text:span text:style-name="T3">GitHub ID (optional)</text:span>: &lt;Your answer&gt;</text:p>
      <text:p text:style-name="P2"/>
      <text:p text:style-name="Standard"><text:span text:style-name="T3">Twitter ID (optional)</text:span>: &lt;Your answer&gt;</text:p>
      <text:p text:style-name="P2"><text:soft-page-break/></text:p>
      <text:p text:style-name="Standard"><text:span text:style-name="T3">Group Members</text:span></text:p>
      <text:p text:style-name="Standard"><text:span text:style-name="T1">If you’re applying as a group, list all your group members here with the following info: Name / Email / Location / GitHub ID / Twitter ID / Affiliation</text:span></text:p>
      <text:p text:style-name="Standard">&lt;Your answer&gt;</text:p>
      <text:p text:style-name="Heading_20_1"><text:bookmark text:name="_q6rx30wy7nb6"/>Your project</text:p>
      <text:p text:style-name="Standard"><text:span text:style-name="T3">Project or Organization Name</text:span>: </text:p>
      <text:p text:style-name="Standard"/>
      <text:p text:style-name="Standard"/>
      <text:p text:style-name="Standard"><text:span text:style-name="T3">Description of the project</text:span></text:p>
      <text:p text:style-name="Standard"><text:span text:style-name="T1">max. 200 words</text:span></text:p>
      <text:p text:style-name="Standard">&lt;Your answer&gt;</text:p>
      <text:p text:style-name="P2"/>
      <text:p text:style-name="P2"/>
      <text:p text:style-name="P6"><text:span text:style-name="T3">What problem(s) are you solving with this project?</text:span></text:p>
      <text:p text:style-name="P6"><text:span text:style-name="T1">max. 200 words</text:span></text:p>
      <text:p text:style-name="Standard">&lt;Your answer&gt;</text:p>
      <text:p text:style-name="P6"/>
      <text:p text:style-name="P7"/>
      <text:p text:style-name="P6"><text:span text:style-name="T3">What concrete achievements do you want to accomplish during the program (January - April 2020)? </text:span></text:p>
      <text:p text:style-name="Standard"><text:span text:style-name="T1">max. 200 words</text:span></text:p>
      <text:p text:style-name="Standard">&lt;Your answer&gt;</text:p>
      <text:p text:style-name="Standard"/>
      <text:p text:style-name="Standard"/>
      <text:p text:style-name="Standard"><text:span text:style-name="T3">What is the current stage of your project or work?</text:span></text:p>
      <text:p text:style-name="Standard"><text:span text:style-name="T1">&lt;select one&gt;</text:span></text:p>
      <text:list xml:id="list421939320" text:style-name="WWNum1">
        <text:list-item>
          <text:p text:style-name="P4">I have a great idea</text:p>
        </text:list-item>
        <text:list-item>
          <text:p text:style-name="P4"><text:soft-page-break/>Working towards a first prototype</text:p>
        </text:list-item>
        <text:list-item>
          <text:p text:style-name="P4">Just launched first prototype</text:p>
        </text:list-item>
        <text:list-item>
          <text:p text:style-name="P4">Working on new release / feature on existing prototype</text:p>
        </text:list-item>
        <text:list-item>
          <text:p text:style-name="P4">Maintaining work on existing prototype</text:p>
        </text:list-item>
      </text:list>
      <text:p text:style-name="Standard"/>
      <text:p text:style-name="Standard"/>
      <text:p text:style-name="Standard"><text:span text:style-name="T3">Where would you like to be after the program (April 2020)? </text:span></text:p>
      <text:p text:style-name="Standard"><text:span text:style-name="T1">&lt;select one&gt;</text:span></text:p>
      <text:list xml:id="list2816383969" text:style-name="WWNum3">
        <text:list-item>
          <text:p text:style-name="P5">I have a great idea</text:p>
        </text:list-item>
        <text:list-item>
          <text:p text:style-name="P5">Working towards a first prototype</text:p>
        </text:list-item>
        <text:list-item>
          <text:p text:style-name="P5">Just launched first prototype</text:p>
        </text:list-item>
        <text:list-item>
          <text:p text:style-name="P5">Working on new release / feature on existing prototype</text:p>
        </text:list-item>
        <text:list-item>
          <text:p text:style-name="P5">Maintaining work on existing prototype</text:p>
        </text:list-item>
      </text:list>
      <text:p text:style-name="Heading_20_1"><text:bookmark text:name="_dyultig1hfbb"/>Open Science</text:p>
      <text:p text:style-name="P6"><text:span text:style-name="T3">What inspires you to work openly in life science?</text:span> </text:p>
      <text:p text:style-name="Standard"><text:span text:style-name="T1">max. 200 words</text:span></text:p>
      <text:p text:style-name="Standard">&lt;Your answer&gt;</text:p>
      <text:p text:style-name="Standard"/>
      <text:p text:style-name="P6"><text:span text:style-name="T3">What challenges have you faced in working in open science?</text:span></text:p>
      <text:p text:style-name="Standard"><text:span text:style-name="T1">max. 200 words</text:span></text:p>
      <text:p text:style-name="Standard">&lt;Your answer&gt;</text:p>
      <text:p text:style-name="Heading_20_1"><text:bookmark text:name="_9ao1jaoagcj2"/>Open Life Science program</text:p>
      <text:p text:style-name="P6"><text:span text:style-name="T3">What are you hoping to learn during this program?</text:span></text:p>
      <text:p text:style-name="Standard"><text:span text:style-name="T1">max. 200 words</text:span></text:p>
      <text:p text:style-name="Standard">&lt;Your answer&gt;</text:p>
      <text:p text:style-name="Standard"/>
      <text:p text:style-name="Standard"><text:soft-page-break/></text:p>
      <text:p text:style-name="P6"><text:span text:style-name="T3">What do you expect from a mentor?</text:span></text:p>
      <text:p text:style-name="Standard"><text:span text:style-name="T1">max. 200 words</text:span></text:p>
      <text:p text:style-name="Standard">&lt;Your answer&gt;</text:p>
      <text:p text:style-name="Standard"/>
      <text:p text:style-name="Standard"/>
      <text:p text:style-name="Standard"><text:span text:style-name="T3">Do you speak any languages other than English?</text:span></text:p>
      <text:p text:style-name="Standard"><text:span text:style-name="T1">If yes, please list them.</text:span></text:p>
      <text:p text:style-name="Standard">&lt;Your answer&gt;</text:p>
      <text:p text:style-name="P6"/>
      <text:p text:style-name="P6"/>
      <text:p text:style-name="P6"><text:span text:style-name="T3">Which time zone you are in?</text:span></text:p>
      <text:p text:style-name="P6"><text:span text:style-name="T1">You can find yours here: https://www.timeanddate.com/time/zones/ </text:span></text:p>
      <text:p text:style-name="Standard">&lt;Your answer&gt;</text:p>
      <text:p text:style-name="P6"/>
      <text:p text:style-name="P6"><text:span text:style-name="T3">What times of the day are you usually available to participate in video calls?</text:span></text:p>
      <text:p text:style-name="P6"><text:span text:style-name="T1">If you are likely to have internet connectivity issues you are still welcome to apply; we will endeavour to find ways to make this workable and will record all calls.</text:span></text:p>
      <text:p text:style-name="Standard">&lt;Your answer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7" meta:word-count="434" meta:character-count="2568" meta:non-whitespace-character-count="2204"/>
    <meta:generator>LibreOfficeDev/6.0.5.2$Linux_X86_64 LibreOffice_project/</meta:generator>
  </office:meta>
</office:document-meta>
</file>